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Ändra data</text:p>
          </table:table-cell>
          <table:table-cell table:style-name="Tabell1.A2" office:value-type="string">
            <text:p text:style-name="Table_20_Contents">4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Ta bort data</text:p>
          </table:table-cell>
          <table:table-cell table:style-name="Tabell1.A3" office:value-type="string">
            <text:p text:style-name="Table_20_Contents">2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ökfunktion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2h</text:p>
          </table:table-cell>
        </table:table-row>
        <table:table-row>
          <table:table-cell table:style-name="Tabell1.A3" office:value-type="string">
            <text:p text:style-name="Standard">Snygga till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6h</text:p>
          </table:table-cell>
          <table:table-cell table:style-name="Tabell1.C6" office:value-type="string">
            <text:p text:style-name="Table_20_Contents">5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3. Som användare vill jag kunna ändra på en befintlig medlem så att jag kan korrigera eventuella fel.</text:p>
      <text:p text:style-name="Standard">=4h</text:p>
      <text:p text:style-name="Standard"><text:tab/>- Ändra data = 4h</text:p>
      <text:p text:style-name="Standard"/>
      <text:p text:style-name="Standard">4. Som användare vill jag kunna ta bort en befintlig medlem ur registret så att jag inte behöver hålla reda på gamla medlemmar.</text:p>
      <text:p text:style-name="Standard">=2h</text:p>
      <text:p text:style-name="Standard"><text:tab/>- Radera medlem = 2h</text:p>
      <text:p text:style-name="Standard"/>
      <text:p text:style-name="Standard">5. Som användare vill jag kunna se en specifik medlems information på ett tydligt sätt så att jag kan få detaljerad information om en medlem.</text:p>
      <text:p text:style-name="Standard">=2h</text:p>
      <text:p text:style-name="Standard"><text:tab/>-KLART</text:p>
      <text:p text:style-name="Standard"><text:line-break/>Om jag har tid över:</text:p>
      <text:p text:style-name="Standard"><text:tab/>-Sökfunktion</text:p>
      <text:p text:style-name="Standard"><text:tab/>-Snygga till (gör jag såklart ändå..)</text:p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Ändra data</text:p>
          </table:table-cell>
          <table:table-cell table:style-name="Tabell2.A2" office:value-type="string">
            <text:p text:style-name="Table_20_Contents">2h+2h Klar!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Ta bort data</text:p>
          </table:table-cell>
          <table:table-cell table:style-name="Tabell2.A3" office:value-type="string">
            <text:p text:style-name="Table_20_Contents">0h+3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ökfunktion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0h+3h</text:p>
          </table:table-cell>
        </table:table-row>
        <table:table-row>
          <table:table-cell table:style-name="Tabell2.A3" office:value-type="string">
            <text:p text:style-name="Standard">Snygga till</text:p>
          </table:table-cell>
          <table:table-cell table:style-name="Tabell2.A3" office:value-type="string">
            <text:p text:style-name="Table_20_Contents">2h + 1h</text:p>
          </table:table-cell>
          <table:table-cell table:style-name="Tabell2.C3" office:value-type="string">
            <text:p text:style-name="Table_20_Contents">2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5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3h</text:p>
          </table:table-cell>
        </table:table-row>
      </table:table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7H21M40S</meta:editing-duration>
    <meta:editing-cycles>73</meta:editing-cycles>
    <meta:generator>OpenOffice.org/3.4.1$Win32 OpenOffice.org_project/341m1$Build-9593</meta:generator>
    <dc:date>2014-01-12T20:47:38.07</dc:date>
    <meta:document-statistic meta:table-count="2" meta:image-count="0" meta:object-count="0" meta:page-count="1" meta:paragraph-count="46" meta:word-count="142" meta:character-count="725"/>
    <meta:user-defined meta:name="Info 1"/>
    <meta:user-defined meta:name="Info 2"/>
    <meta:user-defined meta:name="Info 3"/>
    <meta:user-defined meta:name="Info 4"/>
  </office:meta>
</office:document-meta>
</file>